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086" officeooo:paragraph-rsid="001f6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emon-Mackl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emon </meta:initial-creator>
    <meta:creation-date>2017-01-27T09:56:28.638947730</meta:creation-date>
    <dc:date>2017-01-27T09:57:21.245938988</dc:date>
    <dc:creator>Daemon </dc:creator>
    <meta:editing-duration>PT55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4.4.3.2$Linux_X86_64 LibreOffice_project/40m0$Build-2</meta:generator>
  </office:meta>
</office:document-meta>
</file>